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8DE000000AAE1484D2DBDF03D25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1pt" fo:language="nb" fo:country="NO" style:font-size-asian="11pt" style:font-size-complex="11pt"/>
    </style:style>
    <style:style style:name="P2" style:family="paragraph" style:parent-style-name="Standard">
      <style:text-properties style:font-name="Calibri" fo:language="nb" fo:country="NO"/>
    </style:style>
    <style:style style:name="P3" style:family="paragraph" style:parent-style-name="Standard">
      <style:text-properties style:font-name="Calibri" fo:language="fi" fo:country="FI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 style:master-page-name="Standard">
      <style:paragraph-properties style:page-number="auto"/>
      <style:text-properties style:font-name="Calibri" fo:font-size="11pt" fo:language="nb" fo:country="NO" style:font-size-asian="11pt" style:font-size-complex="11pt"/>
    </style:style>
    <style:style style:name="T1" style:family="text">
      <style:text-properties style:font-name="Calibri" fo:font-size="11pt" fo:language="nb" fo:country="NO" style:font-size-asian="11pt" style:font-size-complex="11pt"/>
    </style:style>
    <style:style style:name="T2" style:family="text">
      <style:text-properties style:font-name="Calibri" fo:language="nb" fo:country="NO" fo:font-weight="bold" style:font-weight-asian="bold"/>
    </style:style>
    <style:style style:name="T3" style:family="text">
      <style:text-properties style:font-name="Calibri" fo:language="nb" fo:country="NO"/>
    </style:style>
    <style:style style:name="T4" style:family="text">
      <style:text-properties style:font-name="Calibri" fo:language="fi" fo:country="FI" fo:font-weight="bold" style:font-weight-asian="bold"/>
    </style:style>
    <style:style style:name="T5" style:family="text">
      <style:text-properties style:font-name="Calibri" fo:language="fi" fo:country="FI"/>
    </style:style>
    <style:style style:name="T6" style:family="text">
      <style:text-properties fo:color="#000000" style:font-name="Calibri" fo:language="fi" fo:country="FI"/>
    </style:style>
    <style:style style:name="T7" style:family="text">
      <style:text-properties fo:color="#000000" style:font-name="Calibri" fo:language="fi" fo:country="FI" fo:font-weight="bold" style:font-weight-asian="bold"/>
    </style:style>
    <style:style style:name="T8" style:family="text">
      <style:text-properties fo:color="#000000" style:font-name="Calibri" fo:language="nb" fo:country="NO" fo:font-weight="bold" style:font-weight-asian="bold" style:font-weight-complex="bold"/>
    </style:style>
    <style:style style:name="T9" style:family="text">
      <style:text-properties fo:color="#000000" style:font-name="Calibri" fo:language="nb" fo:country="NO"/>
    </style:style>
    <style:style style:name="T10" style:family="text">
      <style:text-properties fo:color="#000000" style:font-name="Calibri" fo:font-size="11pt" fo:language="nb" fo:country="NO" style:font-size-asian="11pt" style:language-asian="nb" style:country-asian="NO" style:font-size-complex="11pt"/>
    </style:style>
    <style:style style:name="T11" style:family="text">
      <style:text-properties fo:color="#000000" style:font-name="Calibri" fo:font-size="11pt" fo:language="nb" fo:country="NO" style:font-size-asian="11pt" style:font-size-complex="11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Standard"><text:span text:style-name="T1">Varanger Museum</text:span></text:p>
      <text:p text:style-name="Standard"><text:span text:style-name="T1">Invitasjon, Kven Connection</text:span></text:p>
      <text:p text:style-name="Standard"><text:span text:style-name="T1">Oversatt til kvensk: Kainun institutti - Kvensk institutt 27.09.2017</text:span></text:p>
      <text:p text:style-name="P1"/>
      <text:p text:style-name="P1"/>
      <text:p text:style-name="P1"/>
      <text:p text:style-name="Standard"><text:span text:style-name="T2">Tervettulemaa kynstinäyttelhyyn</text:span></text:p>
      <text:p text:style-name="Standard"><text:span text:style-name="T2">lauvantaina 21. oktooperikuuta klo 14.00-18.00</text:span></text:p>
      <text:p text:style-name="P2"/>
      <text:p text:style-name="Standard"><text:span text:style-name="T2">Programi</text:span><text:span text:style-name="T3">:</text:span></text:p>
      <text:p text:style-name="Standard"><text:span text:style-name="T4">14.00</text:span><text:span text:style-name="T5">: Kven Connection-prosjektin esittely</text:span></text:p>
      <text:p text:style-name="Standard"><text:span text:style-name="T5">Paneelipraati </text:span><text:span text:style-name="T6">«Nykyaikhaisen kynstin posisjuuni». Praatia ohjaa Anastasia Patsey (RU)</text:span></text:p>
      <text:p text:style-name="Standard"><text:span text:style-name="T4">15.00</text:span><text:span text:style-name="T5">: Virkistystä ja kynstihappeninkiä</text:span></text:p>
      <text:p text:style-name="Standard"><text:span text:style-name="T4">16.00</text:span><text:span text:style-name="T5">: Näyttelyn aukaseminen</text:span><text:bookmark text:name="_GoBack"/></text:p>
      <text:p text:style-name="P3"/>
      <text:p text:style-name="Standard"><text:span text:style-name="T4">Paikka</text:span><text:span text:style-name="T5">: </text:span><text:span text:style-name="T6">Store Studio, Grensen 1, 9800 Vesisaari</text:span></text:p>
      <text:p text:style-name="Standard"><text:span text:style-name="T7">Arransööri</text:span><text:span text:style-name="T6">: Vadsø museum—Ruija kvenmuseum, Vadsø Kunstforening ja Taike—Arts Promotion Centre Finland</text:span></text:p>
      <text:p text:style-name="P3"/>
      <text:p text:style-name="P3"/>
      <text:p text:style-name="P3"/>
      <text:p text:style-name="P3"/>
      <text:p text:style-name="Standard"><text:span text:style-name="T8">Velkommen til åpning av kunstutstilling</text:span></text:p>
      <text:p text:style-name="Standard"><text:span text:style-name="T8">lørdag 21. oktober kl.14.00-18.00</text:span></text:p>
      <text:p text:style-name="Standard"><text:span text:style-name="T8"> </text:span></text:p>
      <text:p text:style-name="Standard"><text:soft-page-break/><text:span text:style-name="T8">Program:</text:span></text:p>
      <text:p text:style-name="Standard"><text:span text:style-name="T8">14.00:</text:span><text:span text:style-name="apple-converted-space"><text:span text:style-name="T8"> </text:span></text:span><text:span text:style-name="T9">Presentasjon av Kven Connection</text:span></text:p>
      <text:p text:style-name="Standard"><text:span text:style-name="T9">Paneldebatt «Samtidskunstens posisjon» moderator: Anastasia Patsey (RU)</text:span></text:p>
      <text:p text:style-name="Standard"><text:span text:style-name="T8">15.00:</text:span><text:span text:style-name="apple-converted-space"><text:span text:style-name="T8"> </text:span></text:span><text:span text:style-name="T9">Forfriskninger og kunsthappenings</text:span></text:p>
      <text:p text:style-name="Standard"><text:span text:style-name="T8">16.00:</text:span><text:span text:style-name="apple-converted-space"><text:span text:style-name="T8"> </text:span></text:span><text:span text:style-name="T9">Utstillingsåpning</text:span></text:p>
      <text:p text:style-name="P4"><text:span text:style-name="T8"> </text:span></text:p>
      <text:p text:style-name="Standard"><text:span text:style-name="T8">Sted:</text:span><text:span text:style-name="apple-converted-space"><text:span text:style-name="T8"> </text:span></text:span><text:span text:style-name="T9">Store Studio, Grensen 1, 9800 Vadsø</text:span></text:p>
      <text:p text:style-name="Standard"><text:span text:style-name="T8">Arrangør:</text:span><text:span text:style-name="apple-converted-space"><text:span text:style-name="T8"> </text:span></text:span><text:span text:style-name="T9">Vadsø museum—Ruija kvenmuseum, Vadsø Kunstforening og Taike—Arts Promotion Centre Finland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b" fo:country="NO" style:letter-kerning="false" style:font-name-asian="Times New Roman1" style:font-size-asian="10pt" style:language-asian="nb" style:country-asian="NO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nb" fo:country="NO" style:letter-kerning="false" style:font-name-asian="Times New Roman1" style:font-size-asian="10pt" style:language-asian="nb" style:country-asian="NO" style:font-name-complex="Times New Roman1" style:font-size-complex="10pt" style:language-complex="ar" style:country-complex="SA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apple-converted-space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.54cm" fo:margin-bottom="1.249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Bilde 1" text:anchor-type="as-char" svg:width="15.24cm" svg:height="1.141cm" draw:z-index="1"><draw:image xlink:href="Pictures/10000201000008DE000000AAE1484D2DBDF03D25.png" xlink:type="simple" xlink:show="embed" xlink:actuate="onLoad" loext:mime-type="image/png"/><svg:desc>bred_osoite1_vari</svg:desc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irjo Paavalniemi</meta:initial-creator>
    <dc:creator>Pirjo Paavalniemi</dc:creator>
    <meta:editing-cycles>3</meta:editing-cycles>
    <meta:print-date>2007-06-07T11:27:00</meta:print-date>
    <meta:creation-date>2017-09-27T15:03:00</meta:creation-date>
    <dc:date>2017-09-27T19:08:00</dc:date>
    <meta:editing-duration>PT54M</meta:editing-duration>
    <meta:generator>LibreOffice/6.4.6.2$Linux_X86_64 LibreOffice_project/40$Build-2</meta:generator>
    <meta:document-statistic meta:table-count="0" meta:image-count="1" meta:object-count="0" meta:page-count="2" meta:paragraph-count="24" meta:word-count="110" meta:character-count="933" meta:non-whitespace-character-count="846"/>
    <meta:user-defined meta:name="AppVersion">15.0000</meta:user-defined>
    <meta:user-defined meta:name="Company">Kvensk Institutt</meta:user-defined>
    <meta:user-defined meta:name="ContentTypeId">0x0101002F0F72F23DC7DC448F06EE35058A96C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word-mal.dotx" xlink:href=""/>
  </office:meta>
</office:document-meta>
</file>